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0T14:20:00" calcext:value-type="date">
            <text:p>05/10/22 02:20 PM</text:p>
          </table:table-cell>
          <table:table-cell table:style-name="ce15" table:formula="of:=[.B132]-[.A132]" office:value-type="time" office:time-value="-PT23H50M00.000001S" calcext:value-type="time">
            <text:p>00:09:59</text:p>
          </table:table-cell>
          <table:table-cell table:style-name="ce7" table:formula="of:=[.C132]+[.D131]" office:value-type="time" office:time-value="PT04H45M00S" calcext:value-type="time">
            <text:p>04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5-17T10:45:00" calcext:value-type="date">
            <text:p>05/17/22 10:45 AM</text:p>
          </table:table-cell>
          <table:table-cell table:style-name="ce15" table:formula="of:=[.B133]-[.A133]" office:value-type="time" office:time-value="PT00H00M00S" calcext:value-type="time">
            <text:p>00:00:00</text:p>
          </table:table-cell>
          <table:table-cell table:style-name="ce7" table:formula="of:=[.C133]+[.D132]" office:value-type="time" office:time-value="PT04H45M00S" calcext:value-type="time">
            <text:p>04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 table:number-rows-repeated="10484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-</number:text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9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7:39:06.4476033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5-17T17:40:02.911472707</dc:date>
    <meta:editing-cycles>233</meta:editing-cycles>
    <meta:editing-duration>P3DT1H15M</meta:editing-duration>
    <meta:generator>LibreOffice/7.2.4.1$NetBSD_X86_64 LibreOffice_project/20$Build-1</meta:generator>
    <meta:document-statistic meta:table-count="1" meta:cell-count="646" meta:object-count="0"/>
    <meta:user-defined meta:name="AppVersion">15.0000</meta:user-defined>
  </office:meta>
</office:document-meta>
</file>